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</text:p>
          </table:table-cell>
          <table:table-cell office:value-type="string">
            <text:p>share</text:p>
          </table:table-cell>
          <table:table-cell office:value-type="string">
            <text:p>hgkgkgkjgjgkgjgjk</text:p>
          </table:table-cell>
          <table:table-cell table:number-columns-repeated="2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ionee;.sajkjktesytindbjfgdsf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vsfdgdgdsgdgdsgdsgdsgdsgds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hhgklhlkhkhklhlkh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hfdhdfhfdh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gfhgfhfh</text:p>
          </table:table-cell>
          <table:table-cell office:value-type="string">
            <text:p>vineelas ooa djskdmmfdslkhflkdj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hsjkfsagfjlgfjlsgfjlsgflsgfjlsaflsjk</text:p>
          </table:table-cell>
          <table:table-cell office:value-type="string">
            <text:p>bfhdkjhfjkdh skldhlakhdks;hdk;ashf;ks</text:p>
          </table:table-cell>
          <table:table-cell table:number-columns-repeated="4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jkljdlkfdlkfj;dkjfldsjflkjfldkjfkldjfkldjfkldsjlfkjdfjkdj</text:p>
          </table:table-cell>
          <table:table-cell table:number-columns-repeated="6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5:1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5:15:45.50</dc:date>
    <meta:editing-duration>PT28M10S</meta:editing-duration>
    <meta:editing-cycles>18</meta:editing-cycles>
    <meta:generator>OpenOffice.org/3.4$Win32 OpenOffice.org_project/340m1$Build-9590</meta:generator>
    <meta:document-statistic meta:table-count="3" meta:cell-count="33" meta:object-count="0"/>
  </office:meta>
</office:document-meta>
</file>